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9.7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5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4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0.2cm" svg:height="1.8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14.6cm" svg:y="3.6cm">
          <text:p text:style-name="P1">Upload/Edit hand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6cm" svg:x="6.6cm" svg:y="3.6cm">
          <text:p text:style-name="P1">Download hand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6cm" svg:x="0.5cm" svg:y="3.6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2.4cm" svg:x2="4.4cm" svg:y2="3.6cm">
          <text:p/>
        </draw:line>
        <draw:line draw:style-name="gr4" draw:text-style-name="P3" draw:layer="layout" svg:x1="10.7cm" svg:y1="2.4cm" svg:x2="9.7cm" svg:y2="3.6cm">
          <text:p/>
        </draw:line>
        <draw:line draw:style-name="gr4" draw:text-style-name="P3" draw:layer="layout" svg:x1="18.6cm" svg:y1="2.4cm" svg:x2="22.4cm" svg:y2="3.6cm">
          <text:p/>
        </draw:line>
        <draw:line draw:style-name="gr5" draw:text-style-name="P3" draw:layer="layout" svg:x1="6.8cm" svg:y1="8cm" svg:x2="3.2cm" svg:y2="5.2cm">
          <text:p/>
        </draw:line>
        <draw:line draw:style-name="gr5" draw:text-style-name="P3" draw:layer="layout" svg:x1="22.2cm" svg:y1="10.6cm" svg:x2="9.6cm" svg:y2="5.2cm">
          <text:p/>
        </draw:line>
        <draw:line draw:style-name="gr5" draw:text-style-name="P3" draw:layer="layout" svg:x1="6.8cm" svg:y1="8cm" svg:x2="9.6cm" svg:y2="5.2cm">
          <text:p/>
        </draw:line>
        <draw:line draw:style-name="gr5" draw:text-style-name="P3" draw:layer="layout" svg:x1="22.2cm" svg:y1="10.6cm" svg:x2="24.6cm" svg:y2="5.2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1.6cm" svg:x="3.8cm" svg:y="8cm">
          <text:p text:style-name="P1">Compose handl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cm" svg:y1="8cm" svg:x2="17.6cm" svg:y2="5.2cm">
          <text:p/>
        </draw:line>
        <draw:custom-shape draw:style-name="gr2" draw:text-style-name="P2" draw:layer="layout" svg:width="6cm" svg:height="1.6cm" svg:x="21.5cm" svg:y="3.6cm">
          <text:p text:style-name="P1">Document View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cm" svg:y1="2.4cm" svg:x2="17cm" svg:y2="3.6cm">
          <text:p/>
        </draw:line>
        <draw:custom-shape draw:style-name="gr13" draw:text-style-name="P7" draw:layer="layout" svg:width="5.2cm" svg:height="2.6cm" svg:x="19.8cm" svg:y="10.6cm">
          <text:p><text:span text:style-name="T2">Images of Documen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cm" svg:height="1.7cm" svg:x="4.2cm" svg:y="11.4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8" draw:layer="layout" svg:width="5.6cm" svg:height="2.4cm" svg:x="3.832cm" svg:y="1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2.2cm" svg:y1="10.6cm" svg:x2="17.6cm" svg:y2="5.2cm">
          <text:p/>
        </draw:line>
        <draw:line draw:style-name="gr5" draw:text-style-name="P3" draw:layer="layout" svg:x1="6.8cm" svg:y1="8cm" svg:x2="22.6cm" svg:y2="5.4cm">
          <text:p/>
        </draw:line>
        <draw:line draw:style-name="gr4" draw:text-style-name="P3" draw:layer="layout" svg:x1="6.7cm" svg:y1="9.6cm" svg:x2="6.7cm" svg:y2="11cm">
          <text:p/>
        </draw:line>
        <draw:custom-shape draw:style-name="gr17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4" draw:layer="layout" svg:width="8.4cm" svg:height="0.8cm" svg:x="7cm" svg:y="19.2cm">
          <draw:text-box>
            <text:p><text:span text:style-name="T1">External System with Data Store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2T09:59:19.428254000</dc:date>
    <meta:editing-duration>PT20M6S</meta:editing-duration>
    <meta:editing-cycles>4</meta:editing-cycles>
    <meta:generator>LibreOffice/5.2.2.2.0$Linux_X86_64 LibreOffice_project/20m0$Build-2</meta:generator>
    <meta:document-statistic meta:object-count="63"/>
  </office:meta>
</office:document-meta>
</file>